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orizableImpl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horizableImpl.getPrincipal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orizableImpl.removeFromGroup( GroupImpl grou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orizableImpl.setProperty( String name ,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horizableImpl.getReferee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horizableImpl.remove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uthorizableImpl.has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BasedPrincipa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bleImpl.checkProtected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orizableImpl.removeReferee( Principal princip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orizableImpl.AuthorizableImpl( NodeImpl node , UserManagerImpl user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uthorizableImpl.setProperty( String 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horizableImpl.getPrincip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bleImpl.collectMembership( List groups , boolean includedIndir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orizableImpl.declaredMember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orizable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bleImpl.isProtectedProperty( String property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horizableImpl.get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BasedPrincipal.NodeBasedPrincip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ble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orizableImpl.member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orizableImpl.addReferee( Principal princip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uthorizableImpl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orizableImpl.addToGroup( GroupImpl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